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paragraph-rsid="001a2ce0" style:font-size-asian="14pt" style:font-size-complex="14pt"/>
    </style:style>
    <style:style style:name="P2" style:family="paragraph" style:parent-style-name="Standard" style:list-style-name="WWNum10">
      <style:paragraph-properties fo:text-align="center" style:justify-single-word="false"/>
      <style:text-properties fo:font-size="14pt" fo:font-weight="bold" officeooo:paragraph-rsid="001a2ce0" style:font-size-asian="14pt" style:font-weight-asian="bold" style:font-size-complex="14pt" style:font-weight-complex="bold"/>
    </style:style>
    <style:style style:name="P3" style:family="paragraph" style:parent-style-name="Standard" style:list-style-name="WWNum10">
      <style:paragraph-properties fo:text-align="center" style:justify-single-word="false"/>
      <style:text-properties fo:text-transform="uppercase" fo:font-size="14pt" fo:font-weight="bold" officeooo:paragraph-rsid="001a2ce0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size="14pt" officeooo:paragraph-rsid="001a2ce0" style:font-size-asian="14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size="14pt" officeooo:rsid="001a2ce0" officeooo:paragraph-rsid="001a2ce0" style:font-size-asian="14pt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size="14pt" fo:font-weight="normal" officeooo:paragraph-rsid="001a2ce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size="14pt" fo:font-weight="bold" officeooo:rsid="001a2ce0" officeooo:paragraph-rsid="001a2ce0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Monospace" fo:font-size="10pt" officeooo:rsid="001a2ce0" officeooo:paragraph-rsid="001a2ce0" style:font-size-asian="10pt" style:font-size-complex="10pt"/>
    </style:style>
    <style:style style:name="P9" style:family="paragraph" style:parent-style-name="Standard" style:list-style-name="WWNum16">
      <style:paragraph-properties fo:margin-left="2.064cm" fo:margin-right="0cm" fo:text-align="justify" style:justify-single-word="false" fo:text-indent="-0.635cm" style:auto-text-indent="false">
        <style:tab-stops/>
      </style:paragraph-properties>
      <style:text-properties fo:font-size="14pt" officeooo:paragraph-rsid="001a2ce0" style:font-size-asian="14pt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Monospace" fo:font-size="10pt" officeooo:rsid="001a2ce0" officeooo:paragraph-rsid="001a2ce0" style:font-size-asian="10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4pt" fo:font-weight="bold" officeooo:rsid="001a2ce0" officeooo:paragraph-rsid="001a2ce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4pt" fo:font-weight="normal" officeooo:rsid="001a2ce0" officeooo:paragraph-rsid="001a2ce0" style:font-size-asian="14pt" style:font-weight-asian="normal" style:font-size-complex="14pt" style:font-weight-complex="normal"/>
    </style:style>
    <style:style style:name="P13" style:family="paragraph" style:parent-style-name="Heading_20_2" style:list-style-name="WWNum10">
      <style:paragraph-properties fo:text-align="justify" style:justify-single-word="false"/>
      <style:text-properties fo:font-size="14pt" officeooo:paragraph-rsid="001a2ce0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style:font-name-asian="Times New Roman" style:language-asian="ru" style:country-asian="RU"/>
    </style:style>
    <style:style style:name="T4" style:family="text">
      <style:text-properties fo:language="ru" fo:country="RU" fo:font-style="italic" fo:font-weight="bold" style:font-name-asian="Times New Roman" style:language-asian="ru" style:country-asian="RU" style:font-style-asian="italic" style:font-weight-asian="bold" style:font-style-complex="italic" style:font-weight-complex="bold"/>
    </style:style>
    <style:style style:name="T5" style:family="text">
      <style:text-properties fo:language="ru" fo:country="RU" officeooo:rsid="001a2ce0"/>
    </style:style>
    <style:style style:name="T6" style:family="text">
      <style:text-properties fo:language="ru" fo:country="RU" fo:font-weight="normal" style:font-name-asian="Times New Roman" style:language-asian="ru" style:country-asian="RU" style:font-weight-asian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name-asian="Times New Roman" style:language-asian="ru" style:country-asian="RU"/>
    </style:style>
    <style:style style:name="T9" style:family="text">
      <style:text-properties officeooo:rsid="001a2c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93802261866623656" text:style-name="WWNum10">
        <text:list-header>
          <text:p text:style-name="P3"><text:span text:style-name="T9">1 </text:span>Лабораторна<text:span text:style-name="T7">я</text:span> робота №<text:span text:style-name="T9">1</text:span> <text:span text:style-name="T7"><text:line-break/>Исследование шифров перестановки</text:span></text:p>
          <text:p text:style-name="P2"><text:span text:style-name="T7"/></text:p>
        </text:list-header>
      </text:list>
      <text:p text:style-name="P1"><text:span text:style-name="T2"><text:tab/>Цель работы:</text:span><text:span text:style-name="T1"> </text:span><text:span text:style-name="T7">о</text:span><text:span text:style-name="T1">знакомиться с различными шифрами перестановки и методами их дешифрования.</text:span></text:p>
      <text:list xml:id="list100650874615418" text:continue-numbering="true" text:style-name="WWNum10">
        <text:list-item>
          <text:list>
            <text:list-item>
              <text:h text:style-name="P13" text:outline-level="2"><text:span text:style-name="T1">Краткие теоретические сведения</text:span></text:h>
            </text:list-item>
          </text:list>
        </text:list-item>
      </text:list>
      <text:p text:style-name="P1"><text:span text:style-name="T1"><text:tab/>Шифры перестановки являются самыми простыми, и, вероятно, самыми древними шифрами. </text:span></text:p>
      <text:p text:style-name="P1"><text:span text:style-name="T1"><text:tab/>При шифровании перестановкой символы шифруемого текста переставляются по определенному правилу в пределах блока этого текста. </text:span></text:p>
      <text:p text:style-name="P1"><text:span text:style-name="T3"><text:tab/>Шифрующие таблицы</text:span><text:span text:style-name="T8"> </text:span><text:span text:style-name="T3">в сущности задают правила перестановки букв в сообщении.</text:span></text:p>
      <text:p text:style-name="P4"><text:span text:style-name="T3">В качестве ключа в шифрующих таблицах используются:</text:span></text:p>
      <text:list xml:id="list4147831408824857514" text:style-name="WWNum16">
        <text:list-item>
          <text:p text:style-name="P9"><text:span text:style-name="T3">размер таблицы;</text:span></text:p>
        </text:list-item>
        <text:list-item>
          <text:p text:style-name="P9"><text:span text:style-name="T3">слово или фраза, задающие перестановку;</text:span></text:p>
        </text:list-item>
        <text:list-item>
          <text:p text:style-name="P9"><text:span text:style-name="T3">особенности структуры таблицы.</text:span></text:p>
        </text:list-item>
      </text:list>
      <text:p text:style-name="P4"><text:span text:style-name="T3">Для обеспечения дополнительной скрытности можно повторно зашифровать сообщение, которое уже прошло шифрование. Такой метод шифрования называется </text:span><text:span text:style-name="T4">двойной перестановкой</text:span><text:span text:style-name="T3">. В случае двойной перестановки столбцов и строк таблицы перестановки определяются отдельно для столбцов и отдельно для строк. Сначала в таблицу записывается текст сообщения, а потом поочередно переставляются столбцы, а затем строки.</text:span></text:p>
      <text:p text:style-name="P4"><text:span text:style-name="T3">При расшифровании порядок перестановок должен быть обратным.</text:span></text:p>
      <text:p text:style-name="P4"/>
      <text:p text:style-name="P7"><text:span text:style-name="T3">1.2 Текст программы</text:span></text:p>
      <text:p text:style-name="P5"/>
      <text:p text:style-name="P8">#include &lt;string&gt;</text:p>
      <text:p text:style-name="P8">#include &lt;boost/numeric/ublas/matrix.hpp&gt;</text:p>
      <text:p text:style-name="P8">#include &lt;map&gt;</text:p>
      <text:p text:style-name="P8">using namespace boost::numeric::ublas; </text:p>
      <text:p text:style-name="P8">class TableCypher {</text:p>
      <text:p text:style-name="P8">public:</text:p>
      <text:p text:style-name="P8"><text:s text:c="4"/>std::string encrypt(const std::string &amp; message, std::string key1, std::string key2);</text:p>
      <text:p text:style-name="P8"><text:s text:c="4"/>std::string decrypt(const std::string &amp; message, std::string key1, std::string key2);</text:p>
      <text:p text:style-name="P8">private:</text:p>
      <text:p text:style-name="P8"><text:s text:c="4"/>static const size_t N_ROW = 5;</text:p>
      <text:p text:style-name="P8"><text:s text:c="4"/>static const size_t N_COL = 5;</text:p>
      <text:p text:style-name="P8"><text:s text:c="4"/>void fill_matrix(matrix&lt;char&gt; &amp; table, const std::string &amp; message);</text:p>
      <text:p text:style-name="P8"><text:s text:c="4"/>void create_key_map(std::map&lt;char, size_t&gt; &amp; key_map, const std::string &amp; key);</text:p>
      <text:p text:style-name="P8"><text:s text:c="4"/>void swap_row(matrix&lt;char&gt; &amp;table, size_t row1, size_t row2);</text:p>
      <text:p text:style-name="P8"><text:s text:c="4"/>void swap_col(matrix&lt;char&gt; &amp;table, size_t col1, size_t col2);</text:p>
      <text:p text:style-name="P8"><text:s text:c="4"/>std::string table_to_string(const matrix&lt;char&gt; &amp;table);</text:p>
      <text:p text:style-name="P8">};</text:p>
      <text:p text:style-name="P8"><text:span text:style-name="T3">#include "table_decryptor.hpp"</text:span></text:p>
      <text:p text:style-name="P8"><text:soft-page-break/><text:span text:style-name="T3">#include &lt;algorithm&gt;</text:span></text:p>
      <text:p text:style-name="P8"><text:span text:style-name="T3">void TableCypher::fill_matrix(matrix&lt;char&gt; &amp; table, const std::string &amp; message) {</text:span></text:p>
      <text:p text:style-name="P8"><text:span text:style-name="T3"><text:s text:c="4"/>for (size_t j = 0; j &lt; table.size2(); ++j) {</text:span></text:p>
      <text:p text:style-name="P8"><text:span text:style-name="T3"><text:s text:c="8"/>for (size_t i = 0; i &lt; table.size1(); ++i) {</text:span></text:p>
      <text:p text:style-name="P8"><text:span text:style-name="T3"><text:s text:c="12"/>table(i, j) = message[ i * table.size2() + j ];</text:span></text:p>
      <text:p text:style-name="P8"><text:span text:style-name="T3"><text:s text:c="8"/>}</text:span></text:p>
      <text:p text:style-name="P8"><text:span text:style-name="T3"><text:s text:c="4"/>}</text:span></text:p>
      <text:p text:style-name="P8"><text:span text:style-name="T3">}</text:span></text:p>
      <text:p text:style-name="P8"><text:span text:style-name="T3">void TableCypher::create_key_map(std::map&lt;char, size_t&gt; &amp; key_map, const std::string &amp; key) {</text:span></text:p>
      <text:p text:style-name="P8"><text:span text:style-name="T3"><text:s text:c="4"/>for (size_t i = 0; i &lt; key.length(); ++i) {</text:span></text:p>
      <text:p text:style-name="P8"><text:span text:style-name="T3"><text:s text:c="8"/>key_map.insert(std::pair&lt;char, size_t&gt;(key[i], i));</text:span></text:p>
      <text:p text:style-name="P8"><text:span text:style-name="T3"><text:s text:c="4"/>}</text:span></text:p>
      <text:p text:style-name="P8"><text:span text:style-name="T3">}</text:span></text:p>
      <text:p text:style-name="P8"><text:span text:style-name="T3"></text:span></text:p>
      <text:p text:style-name="P8"><text:span text:style-name="T3">void TableCypher::swap_row(matrix&lt;char&gt; &amp;table, size_t row1, size_t row2) {</text:span></text:p>
      <text:p text:style-name="P8"><text:span text:style-name="T3"><text:s text:c="4"/>for (size_t j = 0; j &lt; table.size2(); ++j) {</text:span></text:p>
      <text:p text:style-name="P8"><text:span text:style-name="T3"><text:s text:c="8"/>char tmp = table(row1, j);</text:span></text:p>
      <text:p text:style-name="P8"><text:span text:style-name="T3"><text:s text:c="8"/>table(row1, j) = table(row2, j);</text:span></text:p>
      <text:p text:style-name="P8"><text:span text:style-name="T3"><text:s text:c="8"/>table(row2, j) = tmp;</text:span></text:p>
      <text:p text:style-name="P8"><text:span text:style-name="T3"><text:s text:c="4"/>}</text:span></text:p>
      <text:p text:style-name="P8"><text:span text:style-name="T3">}</text:span></text:p>
      <text:p text:style-name="P8"><text:span text:style-name="T3">void TableCypher::swap_col(matrix&lt;char&gt; &amp;table, size_t col1, size_t col2) {</text:span></text:p>
      <text:p text:style-name="P8"><text:span text:style-name="T3"><text:s text:c="4"/>for (size_t i = 0; i &lt; table.size1(); ++i) {</text:span></text:p>
      <text:p text:style-name="P8"><text:span text:style-name="T3"><text:s text:c="8"/>char tmp = table(i, col1);</text:span></text:p>
      <text:p text:style-name="P8"><text:span text:style-name="T3"><text:s text:c="8"/>table(i, col1) = table(i, col2);</text:span></text:p>
      <text:p text:style-name="P8"><text:span text:style-name="T3"><text:s text:c="8"/>table(i, col2) = tmp;</text:span></text:p>
      <text:p text:style-name="P8"><text:span text:style-name="T3"><text:s text:c="4"/>}</text:span></text:p>
      <text:p text:style-name="P8"><text:span text:style-name="T3">}</text:span></text:p>
      <text:p text:style-name="P8"><text:span text:style-name="T3">std::string TableCypher::table_to_string(const matrix&lt;char&gt; &amp;table) {</text:span></text:p>
      <text:p text:style-name="P8"><text:span text:style-name="T3"><text:s text:c="4"/>char message[table.size1() * table.size2() + 1];</text:span></text:p>
      <text:p text:style-name="P8"><text:span text:style-name="T3"><text:s text:c="4"/>message[table.size1() * table.size2()] = '\0';</text:span></text:p>
      <text:p text:style-name="P8"><text:span text:style-name="T3"><text:s text:c="4"/>for (size_t j = 0; j &lt; table.size1(); ++j) {</text:span></text:p>
      <text:p text:style-name="P8"><text:span text:style-name="T3"><text:s text:c="8"/>for (size_t i = 0; i &lt; table.size1(); ++i) {</text:span></text:p>
      <text:p text:style-name="P8"><text:span text:style-name="T3"><text:s text:c="12"/>std::cerr &lt;&lt; table(i, j) &lt;&lt; ' ';</text:span></text:p>
      <text:p text:style-name="P8"><text:span text:style-name="T3"><text:s text:c="12"/>message[ j * table.size2() + i ] = table(i, j);</text:span></text:p>
      <text:p text:style-name="P8"><text:span text:style-name="T3"><text:s text:c="8"/>}</text:span></text:p>
      <text:p text:style-name="P8"><text:span text:style-name="T3"><text:s text:c="8"/>std::cerr &lt;&lt; std::endl;</text:span></text:p>
      <text:p text:style-name="P8"><text:span text:style-name="T3"><text:s text:c="4"/>}</text:span></text:p>
      <text:p text:style-name="P8"><text:span text:style-name="T3"><text:s text:c="4"/>return message;</text:span></text:p>
      <text:p text:style-name="P8"><text:span text:style-name="T3">}</text:span></text:p>
      <text:p text:style-name="P8"><text:span text:style-name="T3">std::string TableCypher::encrypt(const std::string &amp; message, std::string row_key, std::string col_key) {</text:span></text:p>
      <text:p text:style-name="P8"><text:span text:style-name="T3"><text:s text:c="4"/>matrix&lt;char&gt; table(N_ROW, N_COL);</text:span></text:p>
      <text:p text:style-name="P8"><text:span text:style-name="T3"></text:span></text:p>
      <text:p text:style-name="P8"><text:span text:style-name="T3"><text:s text:c="4"/>if (!((row_key.length() == N_ROW) &amp;&amp; (col_key.length() == N_COL)))</text:span></text:p>
      <text:p text:style-name="P8"><text:span text:style-name="T3"><text:s text:c="4"/>{</text:span></text:p>
      <text:p text:style-name="P8"><text:span text:style-name="T3"><text:s text:c="8"/>std::cerr &lt;&lt; "Wrong key length" &lt;&lt; std::cerr;</text:span></text:p>
      <text:p text:style-name="P8"><text:span text:style-name="T3"><text:s text:c="8"/>exit(1); </text:span></text:p>
      <text:p text:style-name="P8"><text:span text:style-name="T3"><text:s text:c="4"/>}</text:span></text:p>
      <text:p text:style-name="P8"><text:span text:style-name="T3"></text:span></text:p>
      <text:p text:style-name="P8"><text:span text:style-name="T3"><text:s text:c="4"/>fill_matrix(table, message);</text:span></text:p>
      <text:p text:style-name="P8"><text:span text:style-name="T3"></text:span></text:p>
      <text:p text:style-name="P8"><text:span text:style-name="T3"><text:s text:c="4"/>std::map&lt;char, size_t&gt; row_key_map;</text:span></text:p>
      <text:p text:style-name="P8"><text:span text:style-name="T3"><text:s text:c="4"/>create_key_map(row_key_map, row_key);</text:span></text:p>
      <text:p text:style-name="P8"><text:span text:style-name="T3"><text:s text:c="4"/>std::map&lt;char, size_t&gt; col_key_map;</text:span></text:p>
      <text:p text:style-name="P8"><text:span text:style-name="T3"><text:s text:c="4"/>create_key_map(col_key_map, col_key);</text:span></text:p>
      <text:p text:style-name="P8"><text:span text:style-name="T3"></text:span></text:p>
      <text:p text:style-name="P8"><text:span text:style-name="T3"><text:s text:c="4"/>std::sort(row_key.begin(), row_key.end());</text:span></text:p>
      <text:p text:style-name="P8"><text:soft-page-break/><text:span text:style-name="T3"><text:s text:c="4"/>std::sort(col_key.begin(), col_key.end());</text:span></text:p>
      <text:p text:style-name="P8"><text:span text:style-name="T3"></text:span></text:p>
      <text:p text:style-name="P8"><text:span text:style-name="T3"><text:s text:c="4"/>for (size_t i = 0; i &lt; N_ROW; ++i)</text:span></text:p>
      <text:p text:style-name="P8"><text:span text:style-name="T3"><text:s text:c="4"/>{</text:span></text:p>
      <text:p text:style-name="P8"><text:span text:style-name="T3"><text:s text:c="8"/>swap_row(table, i, row_key_map.find(row_key[i])-&gt;second);</text:span></text:p>
      <text:p text:style-name="P8"><text:span text:style-name="T3"><text:s text:c="4"/>}</text:span></text:p>
      <text:p text:style-name="P8"><text:span text:style-name="T3"></text:span></text:p>
      <text:p text:style-name="P8"><text:span text:style-name="T3"><text:s text:c="4"/>for (int j = 0; j &lt; N_COL; ++j)</text:span></text:p>
      <text:p text:style-name="P8"><text:span text:style-name="T3"><text:s text:c="4"/>{</text:span></text:p>
      <text:p text:style-name="P8"><text:span text:style-name="T3"><text:s text:c="8"/>swap_col(table, j, col_key_map.find(col_key[j])-&gt;second);</text:span></text:p>
      <text:p text:style-name="P8"><text:span text:style-name="T3"><text:s text:c="4"/>}</text:span></text:p>
      <text:p text:style-name="P8"><text:span text:style-name="T3"></text:span></text:p>
      <text:p text:style-name="P8"><text:span text:style-name="T3"><text:s text:c="4"/>return table_to_string(table);</text:span></text:p>
      <text:p text:style-name="P8"><text:span text:style-name="T3">}</text:span></text:p>
      <text:p text:style-name="P8"><text:span text:style-name="T3">std::string TableCypher::decrypt(const std::string &amp; message, std::string row_key, std::string col_key) {</text:span></text:p>
      <text:p text:style-name="P8"><text:span text:style-name="T3"><text:s text:c="4"/>return encrypt(message, row_key, col_key);</text:span></text:p>
      <text:p text:style-name="P8"><text:span text:style-name="T3">}</text:span></text:p>
      <text:p text:style-name="P10"/>
      <text:p text:style-name="P11"><text:tab/>1.3 Пример работы приложения</text:p>
      <text:p text:style-name="P10"/>
      <text:p text:style-name="P10"><text:span text:style-name="T3">&gt; ./table_cypher </text:span></text:p>
      <text:p text:style-name="P10"><text:span text:style-name="T3">Please enter the message: </text:span></text:p>
      <text:p text:style-name="P10"><text:span text:style-name="T3">Ei, ej, spryach_socket_TCP</text:span></text:p>
      <text:p text:style-name="P10"><text:span text:style-name="T3">Please enter row key: </text:span></text:p>
      <text:p text:style-name="P10"><text:span text:style-name="T3">soket</text:span></text:p>
      <text:p text:style-name="P10"><text:span text:style-name="T3">Please enter column key: </text:span></text:p>
      <text:p text:style-name="P10"><text:span text:style-name="T3">linux</text:span></text:p>
      <text:p text:style-name="P10"><text:span text:style-name="T3">E j r _ e </text:span></text:p>
      <text:p text:style-name="P10"><text:span text:style-name="T3">i , y s t </text:span></text:p>
      <text:p text:style-name="P10"><text:span text:style-name="T3">, <text:s text:c="2"/>a o _ </text:span></text:p>
      <text:p text:style-name="P10"><text:span text:style-name="T3"><text:s text:c="2"/>s c c T </text:span></text:p>
      <text:p text:style-name="P10"><text:span text:style-name="T3">e p h k C </text:span></text:p>
      <text:p text:style-name="P10"><text:span text:style-name="T3">Encrypted message: Ejr_ei,yst, ao_ sccTephkC</text:span></text:p>
      <text:p text:style-name="P11"/>
      <text:p text:style-name="P11"><text:span text:style-name="T3"><text:tab/>Выводы</text:span></text:p>
      <text:p text:style-name="P11"/>
      <text:p text:style-name="P11"><text:span text:style-name="T3"><text:tab/></text:span><text:span text:style-name="T6">При выполнении данной лабораторной работы я познакомился с различными шифрами перестановки и методами их дешифрования. </text:span></text:p>
      <text:p text:style-name="P6"><text:span text:style-name="T3">Была создана программа использующая алгоритм двойной перестановки. Он обеспечивает дополнительную скрытность по сравнению с одинарной перестановкой Также к преимуществам данного алгоритма можно отнести то, что число вариантов двойной перестановки быстро возрастает при увеличении размера таблицы.</text:span></text:p>
      <text:p text:style-name="P12"><text:span text:style-name="T3"><text:tab/>Однако двойная перестановка не отличается высокой стойкостью и сравнительно просто взламывается при любом размере таблицы шифрования.</text:span></text:p>
      <text:list xml:id="list100651454448189" text:continue-list="list100650874615418" text:style-name="WWNum10">
        <text:list-item>
          <text:list>
            <text:list-item>
              <text:list>
                <text:list-item>
                  <text:list>
                    <text:list-header>
                      <text:h text:style-name="P13" text:outline-level="2"><text:span text:style-name="T5">1.2 </text:span><text:span text:style-name="T1">Текст программы</text:span></text:h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WWNum10" style:class="text">
      <style:paragraph-properties fo:margin-top="0.917cm" fo:margin-bottom="0.917cm" style:contextual-spacing="false" fo:keep-together="always" fo:hyphenation-ladder-count="no-limit" fo:keep-with-next="always"/>
      <style:text-properties fo:color="#000000" fo:font-weight="bold" style:font-weight-asian="bold" style:font-name-complex="F" style:font-family-generic-complex="system" style:font-pitch-complex="variable" style:font-size-complex="13pt" style:font-weight-complex="bold" fo:hyphenate="false" fo:hyphenation-remain-char-count="2" fo:hyphenation-push-char-count="2"/>
    </style:style>
    <style:style style:name="ListLabel_20_5" style:display-name="ListLabel 5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Times New Roman" style:font-family-asian="'Times New Roman'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0">
      <text:list-level-style-number text:level="1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56.55cm" fo:margin-left="-57.7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09:55:58.010455595</meta:creation-date>
    <dc:date>2016-04-06T10:06:49.661978211</dc:date>
    <meta:editing-duration>P0D</meta:editing-duration>
    <meta:editing-cycles>1</meta:editing-cycles>
    <meta:document-statistic meta:table-count="0" meta:image-count="0" meta:object-count="0" meta:page-count="3" meta:paragraph-count="124" meta:word-count="630" meta:character-count="5146" meta:non-whitespace-character-count="4178"/>
    <meta:generator>LibreOffice/4.2.8.2$Linux_X86_64 LibreOffice_project/420m0$Build-2</meta:generator>
  </office:meta>
</office:document-meta>
</file>